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8.68mm"/>
    </style:style>
    <style:style style:name="co5" style:family="table-column">
      <style:table-column-properties fo:break-before="auto" style:column-width="16.79mm"/>
    </style:style>
    <style:style style:name="co6" style:family="table-column">
      <style:table-column-properties fo:break-before="auto" style:column-width="21.54mm"/>
    </style:style>
    <style:style style:name="co7" style:family="table-column">
      <style:table-column-properties fo:break-before="auto" style:column-width="5.5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25.66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15.08mm" fo:break-before="auto" style:use-optimal-row-height="false"/>
    </style:style>
    <style:style style:name="ro10" style:family="table-row">
      <style:table-row-properties style:row-height="30.96mm" fo:break-before="auto" style:use-optimal-row-height="tru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31.49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-group>
          <table:table-column table:style-name="co3" table:number-columns-repeated="2" table:default-cell-style-name="ce35"/>
          <table:table-column table:style-name="co4" table:number-columns-repeated="2" table:default-cell-style-name="ce35"/>
          <table:table-column table:style-name="co4" table:default-cell-style-name="ce63"/>
          <table:table-column table:style-name="co5" table:default-cell-style-name="ce35"/>
          <table:table-column table:style-name="co6" table:default-cell-style-name="ce35"/>
        </table:table-column-group>
        <table:table-column table:style-name="co7" table:number-columns-repeated="52" table:default-cell-style-name="ce35"/>
        <table:table-column table:style-name="co3" table:number-columns-repeated="963" table:default-cell-style-name="ce21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End</text:p>
          </table:table-cell>
          <table:table-cell table:style-name="ce182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82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212" office:value-type="string" calcext:value-type="string" table:number-columns-spanned="52" table:number-rows-spanned="1">
            <text:p>Jahr 2010</text:p>
          </table:table-cell>
          <table:covered-table-cell table:number-columns-repeated="51" table:style-name="ce212"/>
          <table:table-cell table:number-columns-repeated="963"/>
        </table:table-row>
        <table:table-row table:style-name="ro1">
          <table:table-cell table:style-name="ce2"/>
          <table:table-cell table:style-name="ce14"/>
          <table:table-cell table:style-name="ce24" table:number-columns-repeated="2"/>
          <table:table-cell table:style-name="ce42" table:number-columns-repeated="3"/>
          <table:table-cell table:style-name="ce24"/>
          <table:table-cell table:style-name="ce71"/>
          <table:table-cell table:style-name="ce213" office:value-type="string" calcext:value-type="string" table:number-columns-spanned="4" table:number-rows-spanned="1">
            <text:p>Januar</text:p>
          </table:table-cell>
          <table:covered-table-cell table:number-columns-repeated="3" table:style-name="ce213"/>
          <table:table-cell table:style-name="ce224" office:value-type="string" calcext:value-type="string" table:number-columns-spanned="4" table:number-rows-spanned="1">
            <text:p>Februar</text:p>
          </table:table-cell>
          <table:covered-table-cell table:number-columns-repeated="3" table:style-name="ce224"/>
          <table:table-cell table:style-name="ce213" office:value-type="string" calcext:value-type="string" table:number-columns-spanned="4" table:number-rows-spanned="1">
            <text:p>März</text:p>
          </table:table-cell>
          <table:covered-table-cell table:number-columns-repeated="3" table:style-name="ce213"/>
          <table:table-cell table:style-name="ce229" office:value-type="string" calcext:value-type="string" table:number-columns-spanned="5" table:number-rows-spanned="1">
            <text:p>April</text:p>
          </table:table-cell>
          <table:covered-table-cell table:number-columns-repeated="4" table:style-name="ce229"/>
          <table:table-cell table:style-name="ce224" office:value-type="string" calcext:value-type="string" table:number-columns-spanned="4" table:number-rows-spanned="1">
            <text:p>Mai</text:p>
          </table:table-cell>
          <table:covered-table-cell table:number-columns-repeated="3" table:style-name="ce224"/>
          <table:table-cell table:style-name="ce224" office:value-type="string" calcext:value-type="string" table:number-columns-spanned="5" table:number-rows-spanned="1">
            <text:p>Juni</text:p>
          </table:table-cell>
          <table:covered-table-cell table:number-columns-repeated="4" table:style-name="ce224"/>
          <table:table-cell table:style-name="ce224" office:value-type="string" calcext:value-type="string" table:number-columns-spanned="4" table:number-rows-spanned="1">
            <text:p>Juli</text:p>
          </table:table-cell>
          <table:covered-table-cell table:number-columns-repeated="3" table:style-name="ce224"/>
          <table:table-cell table:style-name="ce224" office:value-type="string" calcext:value-type="string" table:number-columns-spanned="4" table:number-rows-spanned="1">
            <text:p>August</text:p>
          </table:table-cell>
          <table:covered-table-cell table:number-columns-repeated="3" table:style-name="ce224"/>
          <table:table-cell table:style-name="ce224" office:value-type="string" calcext:value-type="string" table:number-columns-spanned="5" table:number-rows-spanned="1">
            <text:p>September</text:p>
          </table:table-cell>
          <table:covered-table-cell table:number-columns-repeated="4" table:style-name="ce224"/>
          <table:table-cell table:style-name="ce224" office:value-type="string" calcext:value-type="string" table:number-columns-spanned="4" table:number-rows-spanned="1">
            <text:p>Oktober</text:p>
          </table:table-cell>
          <table:covered-table-cell table:number-columns-repeated="3" table:style-name="ce224"/>
          <table:table-cell table:style-name="ce224" office:value-type="string" calcext:value-type="string" table:number-columns-spanned="4" table:number-rows-spanned="1">
            <text:p>November</text:p>
          </table:table-cell>
          <table:covered-table-cell table:number-columns-repeated="3" table:style-name="ce224"/>
          <table:table-cell table:style-name="ce232" office:value-type="string" calcext:value-type="string" table:number-columns-spanned="5" table:number-rows-spanned="1">
            <text:p>Dezember</text:p>
          </table:table-cell>
          <table:covered-table-cell table:number-columns-repeated="4" table:style-name="ce232"/>
          <table:table-cell table:number-columns-repeated="963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number-columns-repeated="2" table:style-name="ce25" office:value-type="string" calcext:value-type="string">
            <text:p>Datum</text:p>
          </table:table-cell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1</text:p>
          </table:table-cell>
          <table:table-cell table:style-name="ce90" office:value-type="string" calcext:value-type="string">
            <text:p>02</text:p>
          </table:table-cell>
          <table:table-cell table:style-name="ce90" office:value-type="string" calcext:value-type="string">
            <text:p>03</text:p>
          </table:table-cell>
          <table:table-cell table:style-name="ce90" office:value-type="string" calcext:value-type="string">
            <text:p>04</text:p>
          </table:table-cell>
          <table:table-cell table:style-name="ce80" office:value-type="string" calcext:value-type="string">
            <text:p>05</text:p>
          </table:table-cell>
          <table:table-cell table:style-name="ce9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8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80" office:value-type="string" calcext:value-type="string">
            <text:p>13</text:p>
          </table:table-cell>
          <table:table-cell table:style-name="ce9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80" office:value-type="string" calcext:value-type="string">
            <text:p>17</text:p>
          </table:table-cell>
          <table:table-cell table:style-name="ce9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80" office:value-type="string" calcext:value-type="string">
            <text:p>21</text:p>
          </table:table-cell>
          <table:table-cell table:style-name="ce9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80" office:value-type="string" calcext:value-type="string">
            <text:p>25</text:p>
          </table:table-cell>
          <table:table-cell table:style-name="ce90" office:value-type="string" calcext:value-type="string">
            <text:p>26</text:p>
          </table:table-cell>
          <table:table-cell table:style-name="ce90" office:value-type="string" calcext:value-type="string">
            <text:p>27</text:p>
          </table:table-cell>
          <table:table-cell table:style-name="ce90" office:value-type="string" calcext:value-type="string">
            <text:p>28</text:p>
          </table:table-cell>
          <table:table-cell table:style-name="ce80" office:value-type="string" calcext:value-type="string">
            <text:p>29</text:p>
          </table:table-cell>
          <table:table-cell table:style-name="ce90" office:value-type="string" calcext:value-type="string">
            <text:p>30</text:p>
          </table:table-cell>
          <table:table-cell table:style-name="ce90" office:value-type="string" calcext:value-type="string">
            <text:p>31</text:p>
          </table:table-cell>
          <table:table-cell table:style-name="ce90" office:value-type="string" calcext:value-type="string">
            <text:p>32</text:p>
          </table:table-cell>
          <table:table-cell table:style-name="ce80" office:value-type="string" calcext:value-type="string">
            <text:p>33</text:p>
          </table:table-cell>
          <table:table-cell table:style-name="ce90" office:value-type="string" calcext:value-type="string">
            <text:p>34</text:p>
          </table:table-cell>
          <table:table-cell table:style-name="ce90" office:value-type="string" calcext:value-type="string">
            <text:p>35</text:p>
          </table:table-cell>
          <table:table-cell table:style-name="ce90" office:value-type="string" calcext:value-type="string">
            <text:p>36</text:p>
          </table:table-cell>
          <table:table-cell table:style-name="ce80" office:value-type="string" calcext:value-type="string">
            <text:p>37</text:p>
          </table:table-cell>
          <table:table-cell table:style-name="ce90" office:value-type="string" calcext:value-type="string">
            <text:p>38</text:p>
          </table:table-cell>
          <table:table-cell table:style-name="ce90" office:value-type="string" calcext:value-type="string">
            <text:p>39</text:p>
          </table:table-cell>
          <table:table-cell table:style-name="ce90" office:value-type="string" calcext:value-type="string">
            <text:p>40</text:p>
          </table:table-cell>
          <table:table-cell table:style-name="ce80" office:value-type="string" calcext:value-type="string">
            <text:p>41</text:p>
          </table:table-cell>
          <table:table-cell table:style-name="ce90" office:value-type="string" calcext:value-type="string">
            <text:p>42</text:p>
          </table:table-cell>
          <table:table-cell table:style-name="ce90" office:value-type="string" calcext:value-type="string">
            <text:p>43</text:p>
          </table:table-cell>
          <table:table-cell table:style-name="ce90" office:value-type="string" calcext:value-type="string">
            <text:p>44</text:p>
          </table:table-cell>
          <table:table-cell table:style-name="ce80" office:value-type="string" calcext:value-type="string">
            <text:p>45</text:p>
          </table:table-cell>
          <table:table-cell table:style-name="ce90" office:value-type="string" calcext:value-type="string">
            <text:p>46</text:p>
          </table:table-cell>
          <table:table-cell table:style-name="ce90" office:value-type="string" calcext:value-type="string">
            <text:p>47</text:p>
          </table:table-cell>
          <table:table-cell table:style-name="ce90" office:value-type="string" calcext:value-type="string">
            <text:p>48</text:p>
          </table:table-cell>
          <table:table-cell table:style-name="ce80" office:value-type="string" calcext:value-type="string">
            <text:p>49</text:p>
          </table:table-cell>
          <table:table-cell table:style-name="ce90" office:value-type="string" calcext:value-type="string">
            <text:p>50</text:p>
          </table:table-cell>
          <table:table-cell table:style-name="ce90" office:value-type="string" calcext:value-type="string">
            <text:p>51</text:p>
          </table:table-cell>
          <table:table-cell table:style-name="ce107" office:value-type="string" calcext:value-type="string">
            <text:p>52</text:p>
          </table:table-cell>
          <table:table-cell table:style-name="ce8" table:number-columns-repeated="963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26" table:number-columns-repeated="2"/>
          <table:table-cell table:style-name="ce44" table:formula="of:=SUM([.E5:.E10])" office:value-type="float" office:value="38" calcext:value-type="float">
            <text:p>38</text:p>
          </table:table-cell>
          <table:table-cell table:style-name="ce44" table:formula="of:=SUM([.F5:.F10])" office:value-type="float" office:value="26" calcext:value-type="float">
            <text:p>26</text:p>
          </table:table-cell>
          <table:table-cell table:style-name="ce44" table:formula="of:=SUM([.G5:.G10])" office:value-type="float" office:value="-12" calcext:value-type="float">
            <text:p>-12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91" table:number-columns-repeated="2"/>
          <table:table-cell table:style-name="ce81" table:number-columns-repeated="41"/>
          <table:table-cell table:style-name="ce108"/>
          <table:table-cell table:style-name="ce99" table:number-columns-repeated="963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27" table:number-columns-repeated="2"/>
            <table:table-cell table:style-name="ce45" table:number-columns-repeated="2"/>
            <table:table-cell table:style-name="ce59" table:formula="of:=[.F5]-[.E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2"/>
            <table:table-cell table:style-name="ce49" table:number-columns-repeated="3"/>
            <table:table-cell table:style-name="ce84" table:number-columns-repeated="4"/>
            <table:table-cell table:style-name="ce92"/>
            <table:table-cell table:style-name="ce84" table:number-columns-repeated="42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style-name="ce27" table:number-columns-repeated="2"/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F6]-[.E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2"/>
            <table:table-cell table:style-name="ce49" table:number-columns-repeated="3"/>
            <table:table-cell table:style-name="ce84" table:number-columns-repeated="4"/>
            <table:table-cell table:style-name="ce92"/>
            <table:table-cell table:style-name="ce84" table:number-columns-repeated="42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style-name="ce27" table:number-columns-repeated="2"/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F7]-[.E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2"/>
            <table:table-cell table:style-name="ce84" table:number-columns-repeated="3"/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4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style-name="ce27" table:number-columns-repeated="2"/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F8]-[.E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82"/>
            <table:table-cell table:style-name="ce49" table:number-columns-repeated="6"/>
            <table:table-cell table:style-name="ce84"/>
            <table:table-cell table:style-name="ce94"/>
            <table:table-cell table:style-name="ce84" table:number-columns-repeated="42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style-name="ce27" table:number-columns-repeated="2"/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 table:formula="of:=[.F9]-[.E9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3"/>
            <table:table-cell table:style-name="ce84" table:number-columns-repeated="5"/>
            <table:table-cell table:style-name="ce49" table:number-columns-repeated="3"/>
            <table:table-cell table:style-name="ce94"/>
            <table:table-cell table:style-name="ce84" table:number-columns-repeated="4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28" table:number-columns-repeated="2"/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F10]-[.E1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2"/>
            <table:table-cell table:style-name="ce49" table:number-columns-repeated="8"/>
            <table:table-cell table:style-name="ce94"/>
            <table:table-cell table:style-name="ce84" table:number-columns-repeated="2"/>
            <table:table-cell table:style-name="ce49"/>
            <table:table-cell table:style-name="ce84" table:number-columns-repeated="4"/>
            <table:table-cell table:style-name="ce49" table:number-columns-repeated="34"/>
            <table:table-cell table:style-name="ce110"/>
            <table:table-cell table:style-name="ce99" table:number-columns-repeated="963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Voranalyse</text:p>
          </table:table-cell>
          <table:covered-table-cell table:style-name="ce9"/>
          <table:table-cell table:style-name="ce26" table:number-columns-repeated="2"/>
          <table:table-cell table:style-name="ce44" table:formula="of:=SUM([.E12:.E15])" office:value-type="float" office:value="18" calcext:value-type="float">
            <text:p>18</text:p>
          </table:table-cell>
          <table:table-cell table:style-name="ce44" table:formula="of:=SUM([.F12:.F15])" office:value-type="float" office:value="0" calcext:value-type="float">
            <text:p>0</text:p>
          </table:table-cell>
          <table:table-cell table:style-name="ce44" table:formula="of:=SUM([.G12:.G15])" office:value-type="float" office:value="-18" calcext:value-type="float">
            <text:p>-18</text:p>
          </table:table-cell>
          <table:table-cell table:style-name="ce65"/>
          <table:table-cell table:style-name="ce72"/>
          <table:table-cell table:style-name="ce85"/>
          <table:table-cell table:style-name="ce81" table:number-columns-repeated="9"/>
          <table:table-cell table:style-name="ce91" table:number-columns-repeated="2"/>
          <table:table-cell table:style-name="ce81" table:number-columns-repeated="39"/>
          <table:table-cell table:style-name="ce108"/>
          <table:table-cell table:style-name="ce99" table:number-columns-repeated="963"/>
        </table:table-row>
        <table:table-row-group>
          <table:table-row table:style-name="ro2">
            <table:table-cell table:style-name="ce5" office:value-type="string" calcext:value-type="string">
              <text:p>2.1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27" table:number-columns-repeated="2"/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F12]-[.E1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2"/>
            <table:table-cell table:style-name="ce49" table:number-columns-repeated="9"/>
            <table:table-cell table:style-name="ce94" table:number-columns-repeated="2"/>
            <table:table-cell table:style-name="ce49" table:number-columns-repeated="39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2.2</text:p>
            </table:table-cell>
            <table:table-cell table:style-name="ce16" office:value-type="string" calcext:value-type="string">
              <text:p>Risikoanalyse</text:p>
            </table:table-cell>
            <table:table-cell table:style-name="ce28" table:number-columns-repeated="2"/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F13]-[.E13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2"/>
            <table:table-cell table:style-name="ce49" table:number-columns-repeated="9"/>
            <table:table-cell table:style-name="ce94" table:number-columns-repeated="2"/>
            <table:table-cell table:style-name="ce49" table:number-columns-repeated="39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2.3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F14]-[.E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82"/>
            <table:table-cell table:style-name="ce49" table:number-columns-repeated="10"/>
            <table:table-cell table:style-name="ce94"/>
            <table:table-cell table:style-name="ce49" table:number-columns-repeated="39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2.4</text:p>
            </table:table-cell>
            <table:table-cell table:style-name="ce16" office:value-type="string" calcext:value-type="string">
              <text:p>Varianten evaluieren</text:p>
            </table:table-cell>
            <table:table-cell table:style-name="ce28" table:number-columns-repeated="2"/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F15]-[.E15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82"/>
            <table:table-cell table:style-name="ce49" table:number-columns-repeated="10"/>
            <table:table-cell table:style-name="ce94"/>
            <table:table-cell table:style-name="ce49" table:number-columns-repeated="39"/>
            <table:table-cell table:style-name="ce110"/>
            <table:table-cell table:style-name="ce99" table:number-columns-repeated="963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26" table:number-columns-repeated="2"/>
          <table:table-cell table:style-name="ce44" table:formula="of:=SUM([.E17:.E22])" office:value-type="float" office:value="58" calcext:value-type="float">
            <text:p>58</text:p>
          </table:table-cell>
          <table:table-cell table:style-name="ce44" table:formula="of:=SUM([.F17:.F22])" office:value-type="float" office:value="0" calcext:value-type="float">
            <text:p>0</text:p>
          </table:table-cell>
          <table:table-cell table:style-name="ce44" table:formula="of:=SUM([.G17:.G22])" office:value-type="float" office:value="-58" calcext:value-type="float">
            <text:p>-58</text:p>
          </table:table-cell>
          <table:table-cell table:style-name="ce65"/>
          <table:table-cell table:style-name="ce72"/>
          <table:table-cell table:style-name="ce85"/>
          <table:table-cell table:style-name="ce81" table:number-columns-repeated="11"/>
          <table:table-cell table:style-name="ce91" table:number-columns-repeated="3"/>
          <table:table-cell table:style-name="ce81" table:number-columns-repeated="36"/>
          <table:table-cell table:style-name="ce108"/>
          <table:table-cell table:style-name="ce99" table:number-columns-repeated="963"/>
        </table:table-row>
        <table:table-row-group>
          <table:table-row table:style-name="ro2">
            <table:table-cell table:style-name="ce6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28" table:number-columns-repeated="2"/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F17]-[.E17]" office:value-type="float" office:value="-2" calcext:value-type="float">
              <text:p>-2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82"/>
            <table:table-cell table:style-name="ce49" table:number-columns-repeated="11"/>
            <table:table-cell table:style-name="ce94"/>
            <table:table-cell table:style-name="ce49" table:number-columns-repeated="38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F18]-[.E18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82"/>
            <table:table-cell table:style-name="ce49" table:number-columns-repeated="11"/>
            <table:table-cell table:style-name="ce94"/>
            <table:table-cell table:style-name="ce49" table:number-columns-repeated="38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28" table:number-columns-repeated="2"/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F19]-[.E19]" office:value-type="float" office:value="-24" calcext:value-type="float">
              <text:p>-24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82"/>
            <table:table-cell table:style-name="ce49" table:number-columns-repeated="11"/>
            <table:table-cell table:style-name="ce94" table:number-columns-repeated="2"/>
            <table:table-cell table:style-name="ce49" table:number-columns-repeated="37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F20]-[.E20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82"/>
            <table:table-cell table:style-name="ce49" table:number-columns-repeated="12"/>
            <table:table-cell table:style-name="ce94"/>
            <table:table-cell table:style-name="ce49" table:number-columns-repeated="37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F21]-[.E21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82"/>
            <table:table-cell table:style-name="ce49" table:number-columns-repeated="12"/>
            <table:table-cell table:style-name="ce94"/>
            <table:table-cell table:style-name="ce49" table:number-columns-repeated="37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27" table:number-columns-repeated="2"/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F22]-[.E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3"/>
            <table:table-cell table:style-name="ce84" table:number-columns-repeated="10"/>
            <table:table-cell table:style-name="ce49"/>
            <table:table-cell table:style-name="ce84" table:number-columns-repeated="4"/>
            <table:table-cell table:style-name="ce94"/>
            <table:table-cell table:style-name="ce84" table:number-columns-repeated="6"/>
            <table:table-cell table:style-name="ce49" table:number-columns-repeated="14"/>
            <table:table-cell table:style-name="ce84" table:number-columns-repeated="14"/>
            <table:table-cell table:style-name="ce109"/>
            <table:table-cell table:style-name="ce99" table:number-columns-repeated="963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26" table:number-columns-repeated="2"/>
          <table:table-cell table:style-name="ce44" table:formula="of:=SUM([.E24:.E27])" office:value-type="float" office:value="112" calcext:value-type="float">
            <text:p>112</text:p>
          </table:table-cell>
          <table:table-cell table:style-name="ce44" table:formula="of:=SUM([.F24:.F27])" office:value-type="float" office:value="0" calcext:value-type="float">
            <text:p>0</text:p>
          </table:table-cell>
          <table:table-cell table:style-name="ce44" table:formula="of:=SUM([.G24:.G27])" office:value-type="float" office:value="-112" calcext:value-type="float">
            <text:p>-112</text:p>
          </table:table-cell>
          <table:table-cell table:style-name="ce65"/>
          <table:table-cell table:style-name="ce72"/>
          <table:table-cell table:style-name="ce85"/>
          <table:table-cell table:style-name="ce81" table:number-columns-repeated="14"/>
          <table:table-cell table:style-name="ce91" table:number-columns-repeated="4"/>
          <table:table-cell table:style-name="ce81" table:number-columns-repeated="32"/>
          <table:table-cell table:style-name="ce108"/>
          <table:table-cell table:style-name="ce99" table:number-columns-repeated="963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27" table:number-columns-repeated="2"/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F24]-[.E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3"/>
            <table:table-cell table:style-name="ce84" table:number-columns-repeated="14"/>
            <table:table-cell table:style-name="ce94"/>
            <table:table-cell table:style-name="ce84" table:number-columns-repeated="17"/>
            <table:table-cell table:style-name="ce49" table:number-columns-repeated="2"/>
            <table:table-cell table:style-name="ce84" table:number-columns-repeated="7"/>
            <table:table-cell table:style-name="ce49" table:number-columns-repeated="2"/>
            <table:table-cell table:style-name="ce84" table:number-columns-repeated="7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28" table:number-columns-repeated="2"/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F25]-[.E25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82"/>
            <table:table-cell table:style-name="ce49" table:number-columns-repeated="14"/>
            <table:table-cell table:style-name="ce94"/>
            <table:table-cell table:style-name="ce49" table:number-columns-repeated="19"/>
            <table:table-cell table:style-name="ce99"/>
            <table:table-cell table:style-name="ce49" table:number-columns-repeated="15"/>
            <table:table-cell table:style-name="ce110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28" table:number-columns-repeated="2"/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F26]-[.E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6"/>
            <table:table-cell table:style-name="ce84" table:number-columns-repeated="15"/>
            <table:table-cell table:style-name="ce94" table:number-columns-repeated="3"/>
            <table:table-cell table:style-name="ce49"/>
            <table:table-cell table:style-name="ce84" table:number-columns-repeated="3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28" table:number-columns-repeated="2"/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F27]-[.E27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6"/>
            <table:table-cell table:style-name="ce84" table:number-columns-repeated="15"/>
            <table:table-cell table:style-name="ce94" table:number-columns-repeated="3"/>
            <table:table-cell table:style-name="ce84" table:number-columns-repeated="32"/>
            <table:table-cell table:style-name="ce109"/>
            <table:table-cell table:style-name="ce99" table:number-columns-repeated="963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26" table:number-columns-repeated="2"/>
            <table:table-cell table:style-name="ce44" table:formula="of:=SUM([.E29:.E32])" office:value-type="float" office:value="36" calcext:value-type="float">
              <text:p>36</text:p>
            </table:table-cell>
            <table:table-cell table:style-name="ce44" table:formula="of:=SUM([.F29:.F32])" office:value-type="float" office:value="0" calcext:value-type="float">
              <text:p>0</text:p>
            </table:table-cell>
            <table:table-cell table:style-name="ce44" table:formula="of:=SUM([.G29:.G3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5"/>
            <table:table-cell table:style-name="ce81" table:number-columns-repeated="18"/>
            <table:table-cell table:style-name="ce91" table:number-columns-repeated="2"/>
            <table:table-cell table:style-name="ce81" table:number-columns-repeated="30"/>
            <table:table-cell table:style-name="ce108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28" table:number-columns-repeated="2"/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F29]-[.E29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3"/>
            <table:table-cell table:style-name="ce84" table:number-columns-repeated="11"/>
            <table:table-cell table:style-name="ce101" table:number-columns-repeated="5"/>
            <table:table-cell table:style-name="ce84" table:number-columns-repeated="2"/>
            <table:table-cell table:style-name="ce94"/>
            <table:table-cell table:style-name="ce84" table:number-columns-repeated="3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28" table:number-columns-repeated="2"/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F30]-[.E3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3"/>
            <table:table-cell table:style-name="ce84" table:number-columns-repeated="18"/>
            <table:table-cell table:style-name="ce94"/>
            <table:table-cell table:style-name="ce84" table:number-columns-repeated="31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6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28" table:number-columns-repeated="2"/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F31]-[.E31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3"/>
            <table:table-cell table:style-name="ce84" table:number-columns-repeated="19"/>
            <table:table-cell table:style-name="ce94"/>
            <table:table-cell table:style-name="ce84" table:number-columns-repeated="30"/>
            <table:table-cell table:style-name="ce109"/>
            <table:table-cell table:style-name="ce99" table:number-columns-repeated="963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28" table:number-columns-repeated="2"/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F32]-[.E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3"/>
            <table:table-cell table:style-name="ce84" table:number-columns-repeated="19"/>
            <table:table-cell table:style-name="ce94"/>
            <table:table-cell table:style-name="ce84" table:number-columns-repeated="30"/>
            <table:table-cell table:style-name="ce109"/>
            <table:table-cell table:style-name="ce99" table:number-columns-repeated="963"/>
          </table:table-row>
        </table:table-row-group>
        <table:table-row table:style-name="ro2">
          <table:table-cell table:style-name="ce5"/>
          <table:table-cell table:style-name="ce15"/>
          <table:table-cell table:style-name="ce27" table:number-columns-repeated="2"/>
          <table:table-cell table:style-name="ce45" table:number-columns-repeated="3"/>
          <table:table-cell table:style-name="ce66"/>
          <table:table-cell table:style-name="ce73"/>
          <table:table-cell table:style-name="ce83"/>
          <table:table-cell table:style-name="ce84" table:number-columns-repeated="50"/>
          <table:table-cell table:style-name="ce109"/>
          <table:table-cell table:style-name="ce99" table:number-columns-repeated="963"/>
        </table:table-row>
        <table:table-row table:style-name="ro3">
          <table:table-cell table:style-name="ce7"/>
          <table:table-cell table:style-name="ce19"/>
          <table:table-cell table:style-name="ce31" table:number-columns-repeated="2"/>
          <table:table-cell table:style-name="ce32" table:number-columns-repeated="5"/>
          <table:table-cell table:style-name="ce89" table:number-columns-repeated="52"/>
          <table:table-cell table:style-name="ce99" table:number-columns-repeated="963"/>
        </table:table-row>
        <table:table-row table:style-name="ro4">
          <table:table-cell/>
          <table:table-cell table:style-name="ce20" office:value-type="string" calcext:value-type="string">
            <text:p>Total / bereits benötigt / Restliche Stunden:</text:p>
          </table:table-cell>
          <table:table-cell table:style-name="ce32" table:number-columns-repeated="2"/>
          <table:table-cell table:style-name="ce50" table:formula="of:=SUM([.E5:.E10];[.E12:.E15];[.E17:.E22];[.E24:.E27];[.E29:.E32])" office:value-type="float" office:value="262" calcext:value-type="float">
            <text:p>262</text:p>
          </table:table-cell>
          <table:table-cell table:style-name="ce50" table:formula="of:=SUM([.F5:.F10];[.F12:.F15];[.F17:.F22];[.F24:.F27];[.F29:.F32])" office:value-type="float" office:value="26" calcext:value-type="float">
            <text:p>26</text:p>
          </table:table-cell>
          <table:table-cell table:style-name="ce50" table:formula="of:=SUM([.G5:.G10];[.G12:.G15];[.G17:.G22];[.G24:.G27];[.G29:.G32])" office:value-type="float" office:value="-236" calcext:value-type="float">
            <text:p>-236</text:p>
          </table:table-cell>
          <table:table-cell table:style-name="ce33"/>
          <table:table-cell table:number-columns-repeated="1016"/>
        </table:table-row>
        <table:table-row table:style-name="ro5">
          <table:table-cell table:number-columns-repeated="2"/>
          <table:table-cell table:style-name="ce33" table:number-columns-repeated="4"/>
          <table:table-cell table:style-name="ce60"/>
          <table:table-cell table:style-name="ce33"/>
          <table:table-cell table:number-columns-repeated="1016"/>
        </table:table-row>
        <table:table-row table:style-name="ro6">
          <table:table-cell/>
          <table:table-cell table:style-name="ce22"/>
          <table:table-cell table:number-columns-repeated="2" table:style-name="ce34" office:value-type="string" calcext:value-type="string">
            <text:p>Total</text:p>
          </table:table-cell>
          <table:table-cell table:style-name="ce51" table:formula="of:=SUM([.E4:.E33])" office:value-type="float" office:value="524" calcext:value-type="float">
            <text:p>524</text:p>
          </table:table-cell>
          <table:table-cell table:style-name="ce51" table:formula="of:=SUM([.F4:.F33])" office:value-type="float" office:value="52" calcext:value-type="float">
            <text:p>52</text:p>
          </table:table-cell>
          <table:table-cell table:style-name="ce61" table:formula="of:=ABS(SUM([.G4:.G33]))" office:value-type="float" office:value="472" calcext:value-type="float">
            <text:p>472</text:p>
          </table:table-cell>
          <table:table-cell table:style-name="ce69"/>
          <table:table-cell table:style-name="ce77"/>
          <table:table-cell table:number-columns-repeated="1015"/>
        </table:table-row>
        <table:table-row table:style-name="ro7">
          <table:table-cell/>
          <table:table-cell table:style-name="ce22"/>
          <table:table-cell table:style-name="ce32" table:number-columns-repeated="2"/>
          <table:table-cell table:style-name="ce52" office:value-type="string" calcext:value-type="string">
            <text:p>Total Soll:</text:p>
          </table:table-cell>
          <table:table-cell table:style-name="ce57" office:value-type="string" calcext:value-type="string">
            <text:p>Bereits benötigt:</text:p>
          </table:table-cell>
          <table:table-cell table:style-name="ce62" office:value-type="string" calcext:value-type="string">
            <text:p>Restliche Stunden:</text:p>
          </table:table-cell>
          <table:table-cell table:style-name="ce69"/>
          <table:table-cell table:style-name="ce77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8">
          <table:table-cell table:style-name="ce53" office:value-type="string" calcext:value-type="string" table:number-columns-spanned="6" table:number-rows-spanned="1">
            <text:p>Legende</text:p>
          </table:table-cell>
          <table:covered-table-cell table:number-columns-repeated="5" table:style-name="ce53"/>
          <table:table-cell table:number-columns-repeated="1018"/>
        </table:table-row>
        <table:table-row table:style-name="ro4">
          <table:table-cell table:style-name="ce54" office:value-type="string" calcext:value-type="string" table:number-columns-spanned="2" table:number-rows-spanned="1">
            <text:p>Name</text:p>
          </table:table-cell>
          <table:covered-table-cell table:style-name="ce54"/>
          <table:table-cell table:style-name="ce178" office:value-type="string" calcext:value-type="string" table:number-columns-spanned="2" table:number-rows-spanned="1">
            <text:p>Abteilung</text:p>
          </table:table-cell>
          <table:covered-table-cell table:style-name="ce178"/>
          <table:table-cell table:style-name="ce191" office:value-type="string" calcext:value-type="string" table:number-columns-spanned="2" table:number-rows-spanned="1">
            <text:p>Abk.</text:p>
          </table:table-cell>
          <table:covered-table-cell table:style-name="ce191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4">
          <table:table-cell table:style-name="ce55" office:value-type="string" calcext:value-type="string" table:number-columns-spanned="2" table:number-rows-spanned="1">
            <text:p>Damian Senn</text:p>
          </table:table-cell>
          <table:covered-table-cell table:style-name="ce55"/>
          <table:table-cell table:style-name="ce179" office:value-type="string" calcext:value-type="string" table:number-columns-spanned="2" table:number-rows-spanned="1">
            <text:p>Projekte</text:p>
          </table:table-cell>
          <table:covered-table-cell table:style-name="ce179"/>
          <table:table-cell table:style-name="ce192" office:value-type="string" calcext:value-type="string" table:number-columns-spanned="2" table:number-rows-spanned="1">
            <text:p>DS</text:p>
          </table:table-cell>
          <table:covered-table-cell table:style-name="ce192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4">
          <table:table-cell table:style-name="ce55" office:value-type="string" calcext:value-type="string" table:number-columns-spanned="2" table:number-rows-spanned="1">
            <text:p>Sandro Bertolino</text:p>
          </table:table-cell>
          <table:covered-table-cell table:style-name="ce55"/>
          <table:table-cell table:style-name="ce179" office:value-type="string" calcext:value-type="string" table:number-columns-spanned="2" table:number-rows-spanned="1">
            <text:p>Experte</text:p>
          </table:table-cell>
          <table:covered-table-cell table:style-name="ce181"/>
          <table:table-cell table:style-name="ce193" office:value-type="string" calcext:value-type="string" table:number-columns-spanned="2" table:number-rows-spanned="1">
            <text:p>SB</text:p>
          </table:table-cell>
          <table:covered-table-cell table:style-name="ce193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4">
          <table:table-cell table:style-name="ce55" office:value-type="string" calcext:value-type="string" table:number-columns-spanned="2" table:number-rows-spanned="1">
            <text:p>Severin Räz</text:p>
          </table:table-cell>
          <table:covered-table-cell table:style-name="ce55"/>
          <table:table-cell table:style-name="ce179" office:value-type="string" calcext:value-type="string" table:number-columns-spanned="2" table:number-rows-spanned="1">
            <text:p>Experte</text:p>
          </table:table-cell>
          <table:covered-table-cell table:style-name="ce181"/>
          <table:table-cell table:style-name="ce193" office:value-type="string" calcext:value-type="string" table:number-columns-spanned="2" table:number-rows-spanned="1">
            <text:p>SR</text:p>
          </table:table-cell>
          <table:covered-table-cell table:style-name="ce193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4">
          <table:table-cell table:style-name="ce56" office:value-type="string" calcext:value-type="string" table:number-columns-spanned="2" table:number-rows-spanned="1">
            <text:p>Joshua Schär</text:p>
          </table:table-cell>
          <table:covered-table-cell table:style-name="ce56"/>
          <table:table-cell table:style-name="ce180" office:value-type="string" calcext:value-type="string" table:number-columns-spanned="2" table:number-rows-spanned="1">
            <text:p>User Experience Support</text:p>
          </table:table-cell>
          <table:covered-table-cell table:style-name="ce180"/>
          <table:table-cell table:style-name="ce194" office:value-type="string" calcext:value-type="string" table:number-columns-spanned="2" table:number-rows-spanned="1">
            <text:p>JS</text:p>
          </table:table-cell>
          <table:covered-table-cell table:style-name="ce194"/>
          <table:table-cell table:style-name="ce35"/>
          <table:table-cell table:style-name="ce63"/>
          <table:table-cell table:number-columns-repeated="53"/>
          <table:table-cell table:style-name="ce35"/>
          <table:table-cell table:number-columns-repeated="962"/>
        </table:table-row>
        <table:table-row table:style-name="ro5" table:number-rows-repeated="1048505">
          <table:table-cell table:number-columns-repeated="1024"/>
        </table:table-row>
        <table:table-row table:style-name="ro4" table:number-rows-repeated="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9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10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5">
          <table:table-cell table:style-name="ce115" office:value-type="string" calcext:value-type="string">
            <text:p>Initialisierung</text:p>
          </table:table-cell>
          <table:table-cell table:style-name="ce127" table:formula="of:=[$Projektplan.C5]" office:value-type="date" office:date-value="1899-12-30" calcext:value-type="date">
            <text:p>30.12.1899</text:p>
          </table:table-cell>
          <table:table-cell table:style-name="ce127" table:formula="of:=[$Projektplan.D5]" office:value-type="date" office:date-value="1899-12-30" calcext:value-type="date">
            <text:p>30.12.1899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5">
          <table:table-cell table:style-name="ce115" office:value-type="string" calcext:value-type="string">
            <text:p>Konzept</text:p>
          </table:table-cell>
          <table:table-cell table:style-name="ce127" table:formula="of:=[$Projektplan.C13]" office:value-type="date" office:date-value="1899-12-30" calcext:value-type="date">
            <text:p>30.12.1899</text:p>
          </table:table-cell>
          <table:table-cell table:style-name="ce127" table:formula="of:=[$Projektplan.D13]" office:value-type="date" office:date-value="1899-12-30" calcext:value-type="date">
            <text:p>30.12.1899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5">
          <table:table-cell table:style-name="ce115" office:value-type="string" calcext:value-type="string">
            <text:p>Realisierung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5">
          <table:table-cell table:style-name="ce115" office:value-type="string" calcext:value-type="string">
            <text:p>Einführung</text:p>
          </table:table-cell>
          <table:table-cell table:style-name="ce127" table:formula="of:=[$Projektplan.C24]" office:value-type="date" office:date-value="1899-12-30" calcext:value-type="date">
            <text:p>30.12.1899</text:p>
          </table:table-cell>
          <table:table-cell table:style-name="ce127" table:formula="of:=[$Projektplan.D32]" office:value-type="date" office:date-value="1899-12-30" calcext:value-type="date">
            <text:p>30.12.1899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5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5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</text:span><text:span text:style-name="T2">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67" office:value-type="string" calcext:value-type="string" table:number-columns-spanned="3" table:number-rows-spanned="1">
            <text:p>Kosten</text:p>
          </table:table-cell>
          <table:covered-table-cell table:number-columns-repeated="2" table:style-name="ce267"/>
          <table:table-cell table:number-columns-repeated="1018"/>
        </table:table-row>
        <table:table-row table:style-name="ro5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date" office:date-value="1899-12-30" calcext:value-type="date">
            <text:p>30.12.1899</text:p>
          </table:table-cell>
          <table:table-cell table:style-name="ce136" table:formula="of:=[.C3]" office:value-type="date" office:date-value="1899-12-30" calcext:value-type="date">
            <text:p>30.12.1899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5">
          <table:table-cell table:style-name="ce121" office:value-type="string" calcext:value-type="string">
            <text:p>Konzept</text:p>
          </table:table-cell>
          <table:table-cell table:style-name="ce131" table:formula="of:=[.B4]" office:value-type="date" office:date-value="1899-12-30" calcext:value-type="date">
            <text:p>30.12.1899</text:p>
          </table:table-cell>
          <table:table-cell table:style-name="ce137" table:formula="of:=[.C4]" office:value-type="date" office:date-value="1899-12-30" calcext:value-type="date">
            <text:p>30.12.1899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5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5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date" office:date-value="1899-12-30" calcext:value-type="date">
            <text:p>30.12.1899</text:p>
          </table:table-cell>
          <table:table-cell table:style-name="ce138" table:formula="of:=[.C6]" office:value-type="date" office:date-value="1899-12-30" calcext:value-type="date">
            <text:p>30.12.1899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5">
          <table:table-cell table:style-name="ce247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247"/>
          <table:table-cell table:style-name="ce258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5">
          <table:table-cell table:style-name="ce248" office:value-type="string" calcext:value-type="string" table:number-columns-spanned="2" table:number-rows-spanned="1">
            <text:p>Total Kosten Projekt</text:p>
          </table:table-cell>
          <table:covered-table-cell table:style-name="ce248"/>
          <table:table-cell table:number-columns-repeated="1022"/>
        </table:table-row>
        <table:table-row table:style-name="ro5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5">
          <table:table-cell table:style-name="ce125" office:value-type="string" calcext:value-type="string">
            <text:p>Total</text:p>
          </table:table-cell>
          <table:table-cell table:style-name="ce258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9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2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</text:span><text:span text:style-name="T2">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3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5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5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9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2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</text:span><text:span text:style-name="T2">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3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5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9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2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3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5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9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2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3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6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5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5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.00.0000</text:date>, <text:time style:data-style-name="N2" text:time-value="15:25:31.511438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Projekt CMS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Michael Günter, Damian Senn, Miriam Deppeler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meta:print-date>2018-05-03T13:03:18</meta:print-date>
    <dc:date>2019-03-16T16:49:22.582943011</dc:date>
    <meta:editing-cycles>19</meta:editing-cycles>
    <dc:subject>Projektstrukturplan</dc:subject>
    <dc:title>PSP Projekt MOCS</dc:title>
    <meta:editing-duration>PT2H32M47S</meta:editing-duration>
    <meta:generator>LibreOffice/5.4.6.2$Linux_X86_64 LibreOffice_project/40m0$Build-2</meta:generator>
    <meta:document-statistic meta:table-count="7" meta:cell-count="95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7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6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